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2.9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11.43mm"/>
    </style:style>
    <style:style style:name="co6" style:family="table-column">
      <style:table-column-properties fo:break-before="auto" style:column-width="5.98mm"/>
    </style:style>
    <style:style style:name="co7" style:family="table-column">
      <style:table-column-properties fo:break-before="auto" style:column-width="3.53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5.7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.72mm"/>
    </style:style>
    <style:style style:name="co13" style:family="table-column">
      <style:table-column-properties fo:break-before="auto" style:column-width="19.97mm"/>
    </style:style>
    <style:style style:name="co14" style:family="table-column">
      <style:table-column-properties fo:break-before="auto" style:column-width="53.64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1" style:family="table-cell" style:parent-style-name="Default">
      <style:table-cell-properties fo:background-color="transparent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2" style:family="table-cell" style:parent-style-name="Default">
      <style:table-cell-properties fo:background-color="transparent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m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>
      <style:table-cell-properties fo:border="0.74pt solid #999999"/>
    </style:style>
    <style:style style:name="ce28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1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3" style:family="table-cell" style:parent-style-name="Default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34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13"/>
        <table:table-column table:style-name="co3" table:visibility="collapse" table:default-cell-style-name="ce22"/>
        <table:table-column table:style-name="co4" table:visibility="collapse" table:default-cell-style-name="ce22"/>
        <table:table-column table:style-name="co5" table:visibility="collapse" table:default-cell-style-name="ce22"/>
        <table:table-column table:style-name="co6" table:visibility="collapse" table:default-cell-style-name="ce22"/>
        <table:table-column table:style-name="co7" table:visibility="collapse" table:default-cell-style-name="ce21"/>
        <table:table-column table:style-name="co3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2" table:default-cell-style-name="ce21"/>
        <table:table-column table:style-name="co3" table:default-cell-style-name="ce22"/>
        <table:table-column table:style-name="co4" table:default-cell-style-name="ce22"/>
        <table:table-column table:style-name="co10" table:default-cell-style-name="ce22"/>
        <table:table-column table:style-name="co9" table:default-cell-style-name="ce22"/>
        <table:table-column table:style-name="co2" table:default-cell-style-name="ce21"/>
        <table:table-column table:style-name="co11" table:default-cell-style-name="ce22"/>
        <table:table-column table:style-name="co4" table:default-cell-style-name="ce22"/>
        <table:table-column table:style-name="co10" table:default-cell-style-name="ce22"/>
        <table:table-column table:style-name="co9" table:default-cell-style-name="ce22"/>
        <table:table-column table:style-name="co2" table:default-cell-style-name="ce21"/>
        <table:table-column table:style-name="co11" table:number-columns-repeated="2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3" table:default-cell-style-name="ce22"/>
        <table:table-column table:style-name="co14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1" table:number-columns-repeated="2" table:default-cell-style-name="ce22"/>
        <table:table-column table:style-name="co10" table:default-cell-style-name="ce22"/>
        <table:table-column table:style-name="co9" table:default-cell-style-name="ce22"/>
        <table:table-column table:style-name="co11" table:number-columns-repeated="18" table:default-cell-style-name="ce31"/>
        <table:table-column table:style-name="co11" table:number-columns-repeated="96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2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15" office:value-type="string" calcext:value-type="string" table:number-columns-spanned="2" table:number-rows-spanned="1">
            <text:p>blind-control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15" office:value-type="string" calcext:value-type="string" table:number-columns-spanned="2" table:number-rows-spanned="1">
            <text:p>blind-control_5+4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28" office:value-type="string" calcext:value-type="string" table:number-columns-spanned="2" table:number-rows-spanned="1">
            <text:p>gateway232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28" office:value-type="string" calcext:value-type="string" table:number-columns-spanned="2" table:number-rows-spanned="1">
            <text:p>pushbutton8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28" office:value-type="string" calcext:value-type="string" table:number-columns-spanned="2" table:number-rows-spanned="1">
            <text:p>roomthermostate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28" office:value-type="string" calcext:value-type="string" table:number-columns-spanned="2" table:number-rows-spanned="1">
            <text:p>scheduler</text:p>
          </table:table-cell>
          <table:covered-table-cell table:style-name="ce15"/>
          <table:table-cell table:style-name="ce15" table:number-columns-repeated="2"/>
          <table:table-cell table:style-name="ce29" table:number-columns-repeated="987"/>
        </table:table-row>
        <table:table-row table:style-name="ro1"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hex</text:p>
          </table:table-cell>
          <table:table-cell table:style-name="ce8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9" table:number-columns-repeated="98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0" table:number-columns-repeated="18"/>
          <table:table-cell table:style-name="ce34" table:number-columns-repeated="96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0" table:number-columns-repeated="18"/>
          <table:table-cell table:style-name="ce34" table:number-columns-repeated="96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0" table:number-columns-repeated="18"/>
          <table:table-cell table:style-name="ce34" table:number-columns-repeated="969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0" table:number-columns-repeated="18"/>
          <table:table-cell table:style-name="ce34" table:number-columns-repeated="969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0" table:number-columns-repeated="18"/>
          <table:table-cell table:style-name="ce34" table:number-columns-repeated="969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0" table:number-columns-repeated="18"/>
          <table:table-cell table:style-name="ce34" table:number-columns-repeated="969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0" table:number-columns-repeated="18"/>
          <table:table-cell table:style-name="ce34" table:number-columns-repeated="969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0" table:number-columns-repeated="18"/>
          <table:table-cell table:style-name="ce34" table:number-columns-repeated="969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0" table:number-columns-repeated="18"/>
          <table:table-cell table:style-name="ce34" table:number-columns-repeated="969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0" table:number-columns-repeated="18"/>
          <table:table-cell table:style-name="ce34" table:number-columns-repeated="969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0" table:number-columns-repeated="18"/>
          <table:table-cell table:style-name="ce34" table:number-columns-repeated="969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0" table:number-columns-repeated="18"/>
          <table:table-cell table:style-name="ce34" table:number-columns-repeated="969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0" table:number-columns-repeated="18"/>
          <table:table-cell table:style-name="ce34" table:number-columns-repeated="969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0" table:number-columns-repeated="18"/>
          <table:table-cell table:style-name="ce34" table:number-columns-repeated="969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0" table:number-columns-repeated="18"/>
          <table:table-cell table:style-name="ce34" table:number-columns-repeated="969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0" table:number-columns-repeated="18"/>
          <table:table-cell table:style-name="ce34" table:number-columns-repeated="96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18" office:value-type="string" calcext:value-type="string">
            <text:p>FirstAppSpecific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number-columns-repeated="98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18" office:value-type="string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tate</text:p>
          </table:table-cell>
          <table:table-cell table:style-name="ce18" office:value-type="string" calcext:value-type="string">
            <text:p>State of the window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0_TimeUp1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0_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0_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0_TimeDown1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0_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0_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0_TimeUp2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0_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0_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0_TimeDown2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0_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0_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1_TimeUp1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1_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1_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1_TimeDown1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1_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1_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1_TimeUp2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1_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1_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1_TimeDown2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1_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1_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2_TimeUp1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2_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2_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2_TimeDown1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2_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2_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2_TimeUp2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2_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2_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2_TimeDown2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2_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2_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3_TimeUp1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3_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3_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3_TimeDown1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3_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3_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3_TimeUp2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3_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3_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3_TimeDown2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3_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3_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4_TimeUp1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4_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4_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4_TimeDown1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4_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4_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4_TimeUp2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4_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4_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4_TimeDown2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4_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B4_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/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/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/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/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/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/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/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/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/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/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/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/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 table:visibility="collapse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 table:visibility="collapse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18" office:value-type="string" calcext:value-type="string">
            <text:p>...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18" office:value-type="string" calcext:value-type="string">
            <text:p>LastAppSpecific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32" table:number-columns-repeated="18"/>
          <table:table-cell table:style-name="ce9" table:number-columns-repeated="969"/>
        </table:table-row>
        <table:table-row table:style-name="ro1">
          <table:table-cell table:style-name="ce5" table:number-columns-repeated="2"/>
          <table:table-cell table:style-name="ce11"/>
          <table:table-cell table:style-name="ce20" table:number-columns-repeated="34"/>
          <table:table-cell table:style-name="ce33" table:number-columns-repeated="18"/>
          <table:table-cell table:style-name="ce12" table:number-columns-repeated="969"/>
        </table:table-row>
        <table:table-row table:style-name="ro1" table:number-rows-repeated="3">
          <table:table-cell table:style-name="ce6" table:number-columns-repeated="2"/>
          <table:table-cell table:style-name="ce12"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 table:style-name="ce33" table:number-columns-repeated="18"/>
          <table:table-cell table:style-name="ce12" table:number-columns-repeated="969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.00.0000</text:date>, <text:time style:data-style-name="N2" text:time-value="16:08:01.731532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47S</meta:editing-duration>
    <meta:editing-cycles>14</meta:editing-cycles>
    <meta:generator>LibreOffice/5.1.6.2$Linux_X86_64 LibreOffice_project/10m0$Build-2</meta:generator>
    <dc:date>2018-03-30T18:14:46.008741765</dc:date>
    <meta:document-statistic meta:table-count="3" meta:cell-count="2993" meta:object-count="0"/>
    <meta:user-defined meta:name="Info 1"/>
    <meta:user-defined meta:name="Info 2"/>
    <meta:user-defined meta:name="Info 3"/>
    <meta:user-defined meta:name="Info 4"/>
  </office:meta>
</office:document-meta>
</file>